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nl" fo:country="NL" officeooo:rsid="00049529" officeooo:paragraph-rsid="00049529"/>
    </style:style>
    <style:style style:name="P2" style:family="paragraph" style:parent-style-name="Heading_20_1">
      <style:text-properties fo:language="nl" fo:country="NL" officeooo:rsid="000495d1" officeooo:paragraph-rsid="000495d1"/>
    </style:style>
    <style:style style:name="P3" style:family="paragraph" style:parent-style-name="Heading_20_1">
      <style:text-properties fo:language="nl" fo:country="NL" officeooo:rsid="000495d1" officeooo:paragraph-rsid="00096fa3"/>
    </style:style>
    <style:style style:name="P4" style:family="paragraph" style:parent-style-name="Text_20_body">
      <style:text-properties fo:language="nl" fo:country="NL" officeooo:rsid="000495d1" officeooo:paragraph-rsid="000c5ce1"/>
    </style:style>
    <style:style style:name="P5" style:family="paragraph" style:parent-style-name="Text_20_body">
      <style:text-properties fo:language="nl" fo:country="NL" officeooo:rsid="000495d1" officeooo:paragraph-rsid="000495d1"/>
    </style:style>
    <style:style style:name="P6" style:family="paragraph" style:parent-style-name="Text_20_body">
      <style:text-properties fo:language="nl" fo:country="NL" officeooo:rsid="00049529" officeooo:paragraph-rsid="00049529"/>
    </style:style>
    <style:style style:name="P7" style:family="paragraph" style:parent-style-name="Text_20_body" style:list-style-name="L1">
      <style:text-properties fo:language="nl" fo:country="NL" officeooo:rsid="00049529" officeooo:paragraph-rsid="00049529"/>
    </style:style>
    <style:style style:name="P8" style:family="paragraph" style:parent-style-name="Text_20_body" style:list-style-name="L2">
      <style:text-properties fo:language="nl" fo:country="NL" officeooo:rsid="00049529" officeooo:paragraph-rsid="00049529"/>
    </style:style>
    <style:style style:name="P9" style:family="paragraph" style:parent-style-name="Text_20_body" style:list-style-name="L1">
      <style:text-properties fo:language="nl" fo:country="NL" officeooo:paragraph-rsid="00049529"/>
    </style:style>
    <style:style style:name="P10" style:family="paragraph" style:parent-style-name="Text_20_body">
      <style:text-properties fo:language="nl" fo:country="NL" officeooo:rsid="000d8e7d" officeooo:paragraph-rsid="000d8e7d"/>
    </style:style>
    <style:style style:name="P11" style:family="paragraph" style:parent-style-name="Text_20_body">
      <style:text-properties fo:language="nl" fo:country="NL" officeooo:rsid="001091fd" officeooo:paragraph-rsid="001091fd"/>
    </style:style>
    <style:style style:name="P12" style:family="paragraph" style:parent-style-name="Text_20_body">
      <style:text-properties fo:language="nl" fo:country="NL" officeooo:rsid="00059512" officeooo:paragraph-rsid="00059512"/>
    </style:style>
    <style:style style:name="P13" style:family="paragraph" style:parent-style-name="Text_20_body">
      <style:text-properties fo:language="nl" fo:country="NL" officeooo:paragraph-rsid="0006c62d"/>
    </style:style>
    <style:style style:name="P14" style:family="paragraph" style:parent-style-name="Text_20_body" style:list-style-name="L3">
      <style:text-properties fo:language="nl" fo:country="NL" officeooo:paragraph-rsid="0006c62d"/>
    </style:style>
    <style:style style:name="P15" style:family="paragraph" style:parent-style-name="Text_20_body">
      <style:text-properties fo:language="nl" fo:country="NL" officeooo:rsid="0006c62d" officeooo:paragraph-rsid="0006c62d"/>
    </style:style>
    <style:style style:name="P16" style:family="paragraph" style:parent-style-name="Text_20_body">
      <style:text-properties fo:language="nl" fo:country="NL" officeooo:rsid="0006c62d" officeooo:paragraph-rsid="001091fd"/>
    </style:style>
    <style:style style:name="P17" style:family="paragraph" style:parent-style-name="Text_20_body" style:list-style-name="L4">
      <style:text-properties fo:language="nl" fo:country="NL" officeooo:paragraph-rsid="0006c62d"/>
    </style:style>
    <style:style style:name="P18" style:family="paragraph" style:parent-style-name="Text_20_body">
      <style:text-properties fo:language="nl" fo:country="NL" officeooo:paragraph-rsid="001091fd"/>
    </style:style>
    <style:style style:name="P19" style:family="paragraph" style:parent-style-name="Text_20_body">
      <style:text-properties fo:language="nl" fo:country="NL" officeooo:rsid="000ab84e" officeooo:paragraph-rsid="000ab84e"/>
    </style:style>
    <style:style style:name="P20" style:family="paragraph" style:parent-style-name="Text_20_body" style:list-style-name="L5">
      <style:text-properties fo:language="nl" fo:country="NL" officeooo:paragraph-rsid="001091fd"/>
    </style:style>
    <style:style style:name="P21" style:family="paragraph" style:parent-style-name="Text_20_body" style:list-style-name="L5">
      <style:text-properties fo:language="nl" fo:country="NL" officeooo:rsid="0011126d" officeooo:paragraph-rsid="0011126d"/>
    </style:style>
    <style:style style:name="P22" style:family="paragraph" style:parent-style-name="Text_20_body">
      <style:text-properties fo:language="nl" fo:country="NL" officeooo:rsid="00149651" officeooo:paragraph-rsid="00149651"/>
    </style:style>
    <style:style style:name="T1" style:family="text">
      <style:text-properties officeooo:rsid="00049529"/>
    </style:style>
    <style:style style:name="T2" style:family="text">
      <style:text-properties officeooo:rsid="00059512"/>
    </style:style>
    <style:style style:name="T3" style:family="text">
      <style:text-properties officeooo:rsid="0005cc7b"/>
    </style:style>
    <style:style style:name="T4" style:family="text">
      <style:text-properties officeooo:rsid="0006c62d"/>
    </style:style>
    <style:style style:name="T5" style:family="text">
      <style:text-properties officeooo:rsid="000875bf"/>
    </style:style>
    <style:style style:name="T6" style:family="text">
      <style:text-properties style:text-underline-style="none"/>
    </style:style>
    <style:style style:name="T7" style:family="text">
      <style:text-properties style:text-underline-style="none" fo:font-weight="bold" officeooo:rsid="000d8e7d" style:font-weight-asian="bold" style:font-weight-complex="bold"/>
    </style:style>
    <style:style style:name="T8" style:family="text">
      <style:text-properties style:text-underline-style="none" fo:font-weight="bold" officeooo:rsid="000875bf" style:font-weight-asian="bold" style:font-weight-complex="bold"/>
    </style:style>
    <style:style style:name="T9" style:family="text">
      <style:text-properties style:text-underline-style="none" officeooo:rsid="000875bf"/>
    </style:style>
    <style:style style:name="T10" style:family="text">
      <style:text-properties fo:font-weight="bold" officeooo:rsid="000c80ac" style:font-weight-asian="bold" style:font-weight-complex="bold"/>
    </style:style>
    <style:style style:name="T11" style:family="text">
      <style:text-properties officeooo:rsid="00096fa3"/>
    </style:style>
    <style:style style:name="T12" style:family="text">
      <style:text-properties officeooo:rsid="000ab84e"/>
    </style:style>
    <style:style style:name="T13" style:family="text">
      <style:text-properties officeooo:rsid="000b1271"/>
    </style:style>
    <style:style style:name="T14" style:family="text">
      <style:text-properties officeooo:rsid="000c5ce1"/>
    </style:style>
    <style:style style:name="T15" style:family="text">
      <style:text-properties officeooo:rsid="001091fd"/>
    </style:style>
    <style:style style:name="T16" style:family="text">
      <style:text-properties officeooo:rsid="0015a75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pdracht 2</text:h>
      <text:p text:style-name="P4">Opdracht twee is bedoeld om je zelf een heel Image te laten bouwen vanaf een Dockerfile, en dus niet zoals Opdracht 1 een Image uit de cloud te trekken. <text:span text:style-name="T14">Je moet een betrekkelijk klein Image bouwen, en moet er dus op letten dat alleen het broodnodige in je Image terecht komt (zoals het hoort met een container: </text:span><text:span text:style-name="T10">zo lichtgewicht mogelijk</text:span><text:span text:style-name="T14">).</text:span></text:p>
      <text:p text:style-name="P4">Maak een Dockerfile en bouw een Image <text:span text:style-name="T2">(docker build DIRECTORY -t IMAGE_TAG)</text:span>. <text:span text:style-name="T3">Let erop dat je je images een goede tag geeft, de tag <text:s/>neemt de vorm aan van: repository/naam:versie. Dus docker build . -t docker_basics/opdracht2:0.1 maakt een Image van de Dockerfile in de huidige directory, in “repository” docker_basics, met tag opdracht2 en versie 0.1.</text:span></text:p>
      <text:p text:style-name="P6">Je image moet voldoen aan de volgende voorwaarden:</text:p>
      <text:list xml:id="list1878985246" text:style-name="L1">
        <text:list-item>
          <text:p text:style-name="P9"><text:span text:style-name="T1">Je image moet kleiner zijn dan </text:span><text:span text:style-name="T13">65</text:span><text:span text:style-name="T1"> MB (controleer met “docker image ls”)</text:span></text:p>
        </text:list-item>
        <text:list-item>
          <text:p text:style-name="P7">De workdir van je image moet gezet zijn op de directory waar je Python webapp is gekopiëerd</text:p>
        </text:list-item>
      </text:list>
      <text:p text:style-name="P6">Je container moet voldoen aan de volgende voorwaarden:</text:p>
      <text:list xml:id="list101145465" text:style-name="L2">
        <text:list-item>
          <text:p text:style-name="P8">Je webpagina moet gekleurde (dus niet witte) “Hallo” text laten zien</text:p>
        </text:list-item>
        <text:list-item>
          <text:p text:style-name="P8">Een naam naar keuze laten zien</text:p>
        </text:list-item>
        <text:list-item>
          <text:p text:style-name="P8">Deze naam en keuze mogen niet gezet worden in de Dockerfile zelf</text:p>
        </text:list-item>
      </text:list>
      <text:p text:style-name="P10">Merk op dat wanneer je je detacheert van de container (CTRL+C) de container zelf wel blijft draaien. Controleer met “docker ps”. Hoe komt dit?</text:p>
      <text:p text:style-name="P6"/>
      <text:h text:style-name="P2" text:outline-level="1">Opdracht 3</text:h>
      <text:p text:style-name="P5">Opdracht 3 is bedoeld om aan te tonen dat containers niet gebruikt hoeven worden voor langdurige processen, maar ook prima geschikt zijn om een simpele taak uit te voeren (een voorbeeld dat ik ken is een container waarmee je videos om kan zetten naar animated gif). Containers werken op deze manier precies zoals command line tools.</text:p>
      <text:p text:style-name="P11">Deze Python applicatie is een calculator die een nummer van 1 t/m 6 verwacht om een bewerking te kiezen (optellen, aftrekken, …), en vervolgens de nummers.</text:p>
      <text:p text:style-name="P12">Wederom, maak zelf een Dockerfile en bouw een Image.</text:p>
      <text:p text:style-name="P13"><text:span text:style-name="T1">Je image moet voldoen aan de volgende voorwaarden:</text:span></text:p>
      <text:list xml:id="list941342652" text:style-name="L3">
        <text:list-item>
          <text:p text:style-name="P14"><text:span text:style-name="T1">Je image moet kleiner zijn dan </text:span><text:span text:style-name="T12">43</text:span><text:span text:style-name="T1"> MB (controleer met “docker image ls”)</text:span></text:p>
        </text:list-item>
        <text:list-item>
          <text:p text:style-name="P14"><text:span text:style-name="T1">De workdir van je image moet gezet zijn op de directory waar je Python </text:span><text:span text:style-name="T4">calculator</text:span><text:span text:style-name="T1"> is gekopiëerd</text:span></text:p>
        </text:list-item>
      </text:list>
      <text:p text:style-name="P15">Je container moet voldoen aan de volgende voorwaarden:</text:p>
      <text:list xml:id="list3074365442" text:style-name="L4">
        <text:list-item>
          <text:p text:style-name="P17"><text:soft-page-break/><text:span text:style-name="T4">Je </text:span><text:span text:style-name="T5">container ontvangt alle input via de terminal</text:span></text:p>
        </text:list-item>
      </text:list>
      <text:h text:style-name="P3" text:outline-level="1">Opdracht <text:span text:style-name="T11">4</text:span></text:h>
      <text:p text:style-name="P18"><text:span text:style-name="T5">Opdracht 4 is bedoeld om je te leren dat containers maar </text:span><text:span text:style-name="T8">exact net zo lang bestaa</text:span><text:span text:style-name="T7">n</text:span><text:span text:style-name="T8"> als het proces in de container</text:span><text:span text:style-name="T9">.</text:span></text:p>
      <text:p text:style-name="P11"><text:span text:style-name="T9">Deze Python applicatie is een calculator die een nummer van 1 t/m 6 verwacht om een bewerking te kiezen (optellen, aftrekken, …), en vervolgens de nummers. </text:span><text:span text:style-name="T6">Het verschil met Opdracht 3 is dat deze calculator alles via de commandline verwacht te krijgen (als “arguments”. Dus wanneer je python3 app.py 1 4 5 uitvoert kiest hij voor bewerking 1 (optellen) en als getallen 4 en 5, dus 4 + 5 = 9.</text:span></text:p>
      <text:p text:style-name="P19">Maak zelf een Dockerfile en bouw een Image. Wederom, zorg ervoor dat je Image klein is.</text:p>
      <text:p text:style-name="P16">Je container moet voldoen aan de volgende voorwaarden:</text:p>
      <text:list xml:id="list1484665427" text:style-name="L5">
        <text:list-item>
          <text:p text:style-name="P20"><text:span text:style-name="T4">Je </text:span><text:span text:style-name="T5">container ontvangt alle input via de </text:span><text:span text:style-name="T15">command line op het moment van opstarten. Je moet dus al bij het uitvoeren van “docker run …” je instructies aan de Python calculator meegeven!</text:span></text:p>
        </text:list-item>
        <text:list-item>
          <text:p text:style-name="P21">Wanneer je geen argumenten meegeeft bij docker run moet de calculator 4 en 5 bij elkaar optellen</text:p>
        </text:list-item>
      </text:list>
      <text:p text:style-name="P22">Controleer of je container nog draait nadat je je uitkomst hebt gekregen! (docker p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0-10-21T22:37:47.815000000</dc:date>
    <meta:editing-duration>PT39M</meta:editing-duration>
    <meta:editing-cycles>17</meta:editing-cycles>
    <meta:document-statistic meta:table-count="0" meta:image-count="0" meta:object-count="0" meta:page-count="2" meta:paragraph-count="28" meta:word-count="555" meta:character-count="3177" meta:non-whitespace-character-count="2658"/>
  </office:meta>
</office:document-meta>
</file>